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CA000001ACB494F93620D060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0.639cm" svg:height="4.592cm" svg:x="0cm" svg:y="0cm">
          <draw:image xlink:href="Pictures/1000000000000ECA000001ACB494F93620D060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3:06:04.472784929</meta:creation-date>
    <dc:date>2022-10-18T15:03:53.019737236</dc:date>
    <meta:editing-duration>PT1H48M32S</meta:editing-duration>
    <meta:editing-cycles>16</meta:editing-cycles>
    <meta:generator>LibreOffice/7.3.2.2$Linux_X86_64 LibreOffice_project/30$Build-2</meta:generator>
    <meta:document-statistic meta:object-count="24"/>
  </office:meta>
</office:document-meta>
</file>